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15%"/>
    </style:style>
    <style:style style:name="P2" style:family="paragraph" style:parent-style-name="Standard">
      <style:text-properties fo:language="en" fo:country="US" officeooo:rsid="00022685" officeooo:paragraph-rsid="00022685"/>
    </style:style>
    <style:style style:name="P3" style:family="paragraph" style:parent-style-name="Preformatted_20_Text">
      <style:text-properties fo:color="#000000" fo:language="en" fo:country="US" officeooo:rsid="00022685" officeooo:paragraph-rsid="00022685"/>
    </style:style>
    <style:style style:name="P4" style:family="paragraph" style:parent-style-name="Preformatted_20_Text">
      <style:text-properties fo:color="#000000" officeooo:paragraph-rsid="00022685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22685"/>
    </style:style>
    <style:style style:name="T3" style:family="text">
      <style:text-properties fo:language="uk" fo:country="UA" officeooo:rsid="00022685"/>
    </style:style>
    <style:style style:name="T4" style:family="text">
      <style:text-properties style:font-name="Courier New" fo:background-color="#e4e4ff" loext:char-shading-value="0"/>
    </style:style>
    <style:style style:name="T5" style:family="text">
      <style:text-properties style:font-name="Courier New" fo:language="en" fo:country="US" officeooo:rsid="00022685" fo:background-color="#e4e4ff" loext:char-shading-value="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wrapper">
        <text:section text:style-name="Sect1" text:name="container">
          <text:p text:style-name="Standard"/>
          <text:section text:style-name="Sect1" text:name="content_outleft">
            <text:p text:style-name="Standard"/>
            <text:section text:style-name="Sect1" text:name="maincontent">
              <text:p text:style-name="Text_20_body">// - коментар до тексту програми</text:p>
              <text:p text:style-name="Text_20_body"><text:span text:style-name="Strong_20_Emphasis">public class</text:span> - оголошення класу основної програми</text:p>
              <text:p text:style-name="Text_20_body"><text:span text:style-name="Strong_20_Emphasis"><text:span text:style-name="T1">vuvid</text:span></text:span> - назва оголошеного класу</text:p>
              <text:p text:style-name="Text_20_body"><text:span text:style-name="Strong_20_Emphasis">public static void main</text:span> - оголошення блоку основної програми</text:p>
              <text:p text:style-name="Text_20_body"><text:span text:style-name="Strong_20_Emphasis">String[ ] args</text:span> - параметр для консольного режиму</text:p>
              <text:p text:style-name="Text_20_body"><text:span text:style-name="Strong_20_Emphasis">System.out.println</text:span> - команда виведення на екран</text:p>
              <text:p text:style-name="Text_20_body"><text:span text:style-name="Strong_20_Emphasis">"</text:span><text:span text:style-name="Strong_20_Emphasis"><text:span text:style-name="T1">C</text:span></text:span><text:span text:style-name="Strong_20_Emphasis">ЛАВА УКРАЇНІ!"</text:span> - рядок, який виводиться на екран</text:p>
              <text:p text:style-name="P1">{ } - дескриптори початку і кінця блоку</text:p>
            </text:section>
          </text:section>
        </text:section>
      </text:section>
      <text:p text:style-name="Standard"/>
      <text:p text:style-name="Standard"><text:s text:c="53"/><text:span text:style-name="T3">Класи</text:span></text:p>
      <text:p text:style-name="Standard"><text:span text:style-name="T3"/></text:p>
      <text:p text:style-name="Standard"><text:span text:style-name="T3"/></text:p>
      <text:p text:style-name="P2">ArrayList&lt;String&gt; myList;</text:p>
      <text:p text:style-name="P2">LinkedList&lt;String&gt; myLinkList;</text:p>
      <text:p text:style-name="P2">HashSet&lt;String&gt; myHashSet;</text:p>
      <text:p text:style-name="P4"><text:span text:style-name="T2"><text:s/></text:span><text:span text:style-name="T5">LinkedHashSet&lt;String&gt; my</text:span><text:span text:style-name="T4">LinkedHashSet;</text:span></text:p>
      <text:p text:style-name="P3"><text:span text:style-name="T4">TreeSet&lt;String&gt; myTreeSet</text:span></text:p>
      <text:p text:style-name="P3"><text:span text:style-name="T4">HashMap&lt;Integer,String&gt; myHashMap;</text:span></text:p>
      <text:p text:style-name="P3"><text:span text:style-name="T4">LinkedHashMap&lt;Integer,String&gt; myLinkedHashMap;</text:span></text:p>
      <text:p text:style-name="P2">TreeMap&lt;Integer,String&gt; myTreeMap;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7S</meta:editing-duration>
    <meta:editing-cycles>4</meta:editing-cycles>
    <meta:generator>LibreOffice/5.2.3.3$Windows_X86_64 LibreOffice_project/d54a8868f08a7b39642414cf2c8ef2f228f780cf</meta:generator>
    <dc:date>2017-02-27T16:16:42.229000000</dc:date>
    <meta:document-statistic meta:table-count="0" meta:image-count="0" meta:object-count="0" meta:page-count="1" meta:paragraph-count="17" meta:word-count="74" meta:character-count="673" meta:non-whitespace-character-count="562"/>
    <meta:user-defined meta:name="Info 1"/>
    <meta:user-defined meta:name="Info 2"/>
    <meta:user-defined meta:name="Info 3"/>
    <meta:user-defined meta:name="Info 4"/>
  </office:meta>
</office:document-meta>
</file>